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93f5" officeooo:paragraph-rsid="001693f5"/>
    </style:style>
    <style:style style:name="P2" style:family="paragraph" style:parent-style-name="Standard">
      <style:paragraph-properties fo:text-align="start" style:justify-single-word="false"/>
      <style:text-properties officeooo:rsid="001693f5" officeooo:paragraph-rsid="001693f5"/>
    </style:style>
    <style:style style:name="P3" style:family="paragraph" style:parent-style-name="Standard">
      <style:paragraph-properties fo:text-align="start" style:justify-single-word="false"/>
      <style:text-properties officeooo:rsid="001693f5" officeooo:paragraph-rsid="001c147d"/>
    </style:style>
    <style:style style:name="P4" style:family="paragraph" style:parent-style-name="Standard">
      <style:paragraph-properties fo:text-align="start" style:justify-single-word="false"/>
      <style:text-properties officeooo:rsid="0019b26a" officeooo:paragraph-rsid="0019b26a"/>
    </style:style>
    <style:style style:name="P5" style:family="paragraph" style:parent-style-name="Standard">
      <style:paragraph-properties fo:text-align="start" style:justify-single-word="false"/>
      <style:text-properties officeooo:rsid="001f4c6f" officeooo:paragraph-rsid="001f4c6f"/>
    </style:style>
    <style:style style:name="T1" style:family="text">
      <style:text-properties officeooo:rsid="0017f1d6"/>
    </style:style>
    <style:style style:name="T2" style:family="text">
      <style:text-properties officeooo:rsid="001c147d"/>
    </style:style>
    <style:style style:name="T3" style:family="text">
      <style:text-properties officeooo:rsid="001d70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tut</text:p>
      <text:p text:style-name="P2">Intro :</text:p>
      <text:p text:style-name="P3">De nos jours, la musique est partout avec nous : en voiture, lorsqu’on marche avec ses écouteurs, à la télévision. Cependant avec l’évolution de la technologie, la création musicale a changé et se fait maintenant majoritairement à l’aide de logiciel de Musique Assistée par Ordinateur (abrégé MAO par la suite). <text:span text:style-name="T2">D’après Wikipédia « La musique assistée par ordinateur (MAO) regroupe l'ensemble des utilisations de l'informatique comme outil associé à la chaîne de création musicale depuis la composition musicale jusqu'à la diffusion des œuvres, en passant par la formation pédagogique au solfège et la pratique d'instruments. ».<text:line-break/></text:span>Nous allons donc nous intéresser à ces logiciels permettant à n’importe qui de créer une œuvre. <text:span text:style-name="T1">Tout d’abord nous vous </text:span><text:span text:style-name="T3">proposerons </text:span><text:span text:style-name="T1">une présentation des différents types de MAO, </text:span><text:span text:style-name="T3">puis dans un second temps</text:span><text:span text:style-name="T1"> leur fonctionnement, puis </text:span><text:span text:style-name="T3">finalement </text:span><text:span text:style-name="T1">nous nous intéresseront à la partie économique et légale de ces logiciels et pour finir, une partie dédiée à l’explication du développement de notre site web.</text:span></text:p>
      <text:p text:style-name="P2"/>
      <text:p text:style-name="P4">Partie I : Les différents types de MAO</text:p>
      <text:p text:style-name="P5">Le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7:41:07.459000000</meta:creation-date>
    <dc:date>2020-11-18T15:47:17.653000000</dc:date>
    <meta:editing-duration>PT39M30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5" meta:word-count="172" meta:character-count="1086" meta:non-whitespace-character-count="918"/>
  </office:meta>
</office:document-meta>
</file>